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Text_20_body">
      <style:paragraph-properties fo:text-align="start" style:justify-single-word="false"/>
    </style:style>
    <style:style style:name="P3" style:family="paragraph" style:parent-style-name="Text_20_body">
      <style:text-properties fo:language="en" fo:country="US"/>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text-properties fo:language="cs" fo:country="CZ"/>
    </style:style>
    <style:style style:name="P8" style:family="paragraph" style:parent-style-name="Text_20_body">
      <style:text-properties fo:language="cs" fo:country="CZ" fo:font-style="italic" style:font-style-asian="italic" style:font-style-complex="italic"/>
    </style:style>
    <style:style style:name="P9" style:family="paragraph" style:parent-style-name="Text_20_body">
      <style:text-properties fo:language="cs" fo:country="CZ" officeooo:paragraph-rsid="000ed80b"/>
    </style:style>
    <style:style style:name="P10" style:family="paragraph" style:parent-style-name="Text_20_body">
      <style:text-properties fo:language="cs" fo:country="CZ" officeooo:paragraph-rsid="000faa83"/>
    </style:style>
    <style:style style:name="P11" style:family="paragraph" style:parent-style-name="Text_20_body">
      <style:text-properties officeooo:rsid="000faa83" officeooo:paragraph-rsid="000faa83"/>
    </style:style>
    <style:style style:name="P12" style:family="paragraph" style:parent-style-name="Heading_20_1" style:master-page-name="Standard">
      <style:paragraph-properties fo:text-align="center" style:justify-single-word="false" style:page-number="auto"/>
    </style:style>
    <style:style style:name="P13" style:family="paragraph" style:parent-style-name="Heading_20_4">
      <style:text-properties fo:language="cs" fo:country="CZ"/>
    </style:style>
    <style:style style:name="T1" style:family="text">
      <style:text-properties fo:language="cs" fo:country="CZ"/>
    </style:style>
    <style:style style:name="T2" style:family="text">
      <style:text-properties fo:language="en" fo:country="US"/>
    </style:style>
    <style:style style:name="T3" style:family="text">
      <style:text-properties officeooo:rsid="000d1886"/>
    </style:style>
    <style:style style:name="T4" style:family="text">
      <style:text-properties fo:font-style="italic" style:font-style-asian="italic" style:font-style-complex="italic"/>
    </style:style>
    <style:style style:name="T5" style:family="text">
      <style:text-properties officeooo:rsid="000faa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lternative MUD project - World</text:h>
      <text:p text:style-name="P2"/>
      <text:p text:style-name="P2">Verze: 0.1</text:p>
      <text:p text:style-name="P2"/>
      <text:p text:style-name="P2">Tenhle canc s Brutusem souvisí jen velmi volně. Primárně je psaný jako část designu nové hry. Využití ve stávající to sice nejspíš nebrání, ale čtěte to primárně s tím, že to žádnou vazbu na stávající herní principy nemá.</text:p>
      <text:p text:style-name="P2"/>
      <text:h text:style-name="Heading_20_3" text:outline-level="3">Symbolická jména</text:h>
      <text:p text:style-name="P4">Všechny objekty (roomy, atd.) by měly mít primárně symbolická jména. Číslo může samozřejmě jako symbolické jméno fungovat taky, ale neměla by to být povinnost, ale rozhodnutí buildera (a ten by se měl čistým číslům pokud možno vyhýbat, protože z nich není poznat, co to je).</text:p>
      <text:p text:style-name="P4"/>
      <text:p text:style-name="P4">Symbolická jména by asi mohla mít defaultní prefixy, například rooma vždycky room nebo R. Takže třeba R_<text:span text:style-name="T2">castle_courtyard bude </text:span><text:span text:style-name="T1">symbolické jméno roomy a její symbolické jméno vzniklo tak, že builder vyplni</text:span><text:span text:style-name="T2">l</text:span><text:span text:style-name="T1"> castle_</text:span><text:span text:style-name="T2">courtyard a engine doplnil prefix R_</text:span></text:p>
      <text:p text:style-name="Text_20_body"/>
      <text:p text:style-name="Text_20_body">/*</text:p>
      <text:p text:style-name="P11">Na druhou stranu rooma má jméno, které je možné automaticky zjistit na základě identifikátoru. A asi je zbytečné pojmenovávat roomu dvakrát.</text:p>
      <text:p text:style-name="P11"/>
      <text:p text:style-name="P11">Takže spíš celé obráceně: Builder vyplní jméno, idčko mu systém přiřadí automaticky. Různé cyklení přes všechny roomy v chodbě by měly řešit virtuální grupy.</text:p>
      <text:p text:style-name="Text_20_body">*/</text:p>
      <text:p text:style-name="Text_20_body"/>
      <text:h text:style-name="Heading_20_3" text:outline-level="3">Dot notation</text:h>
      <text:p text:style-name="P3">Na <text:span text:style-name="T1">rozdíl</text:span> <text:span text:style-name="T1">od</text:span> vnum<text:span text:style-name="T1">ů, které různé řády (zóna, room) reprezentují dekadickými řády vnumu, by bylo fajn používat dot notation. Tedy například:</text:span></text:p>
      <text:p text:style-name="P1"/>
      <text:p text:style-name="P3"><text:span text:style-name="T1">Z_</text:span>721.R_castle_courtyard</text:p>
      <text:p text:style-name="Text_20_body"/>
      <text:p text:style-name="Text_20_body">Poznámka: Koncept zón používám pro názornost, nejspíš by neměl fungovat tak, jak ho známe. O tom víc později.</text:p>
      <text:p text:style-name="Text_20_body"/>
      <text:h text:style-name="Heading_20_3" text:outline-level="3">Virtuální grupy</text:h>
      <text:p text:style-name="Text_20_body">K<text:span text:style-name="T4">dyž například ve skriptu potřebuju pracovat s 20 konrétníma roomama, tak si vytvořím virtuální grupu, např:</text:span></text:p>
      <text:p text:style-name="P4"><text:tab/>zone.trapped_<text:span text:style-name="T2">corridor</text:span></text:p>
      <text:p text:style-name="P6"/>
      <text:p text:style-name="P8">Cílové roomy pak přidám do této virtuální grupy:</text:p>
      <text:p text:style-name="P8"/>
      <text:p text:style-name="P6"><text:soft-page-break/><text:span text:style-name="T1"><text:tab/>Z_</text:span>721<text:span text:style-name="T1">.</text:span>R_trapped<text:span text:style-name="T1">_</text:span>corridor.<text:span text:style-name="T1">0 .. </text:span>Z_721<text:span text:style-name="T1">.</text:span>R_<text:span text:style-name="T1">trapped_</text:span>corridor.<text:span text:style-name="T1">19</text:span></text:p>
      <text:p text:style-name="P4"/>
      <text:p text:style-name="P4">A ve skriptu přes ně můžu vesele cyklovat, nehledě na to, v jakém pořadí jsem je nabuildil.</text:p>
      <text:p text:style-name="Text_20_body"/>
      <text:p text:style-name="P8">Grupové jméno může být jediným jménem objektu, čili</text:p>
      <text:p text:style-name="P6"><text:span text:style-name="T1">Z_</text:span>721.R_castle_courtyard <text:span text:style-name="T1">a </text:span>Z_721<text:span text:style-name="T1">.</text:span>R_<text:span text:style-name="T1">trapped_</text:span>corridor.<text:span text:style-name="T1">19 jsou roomy ve stejné zóně, ta první není v žádné virtuální grupě, ta druhá ano.</text:span></text:p>
      <text:p text:style-name="P1"/>
      <text:p text:style-name="P10">/* <text:span text:style-name="T3">Na tohle v zásadě stačí nainicializovat si lokální pole ve skriptu, možná není třeba to řešit jinak.</text:span></text:p>
      <text:p text:style-name="P10"><text:span text:style-name="T5">I když spíš jo: virtuální grupy by měly být deklarované veřejně, aby je bylo snadné reusovat. A hlavně proto, že když pak někdo přidá jednu roomu do courtyardu, tak by pak musel procházet X skriptů, hledat, kde všude se vytváří nějaká pracovní pole roomů a doplňovat ji tam. Lepší bude prostě ji rovnou přidat do virtuální grupy, všechny skripty to pak automaticky reflektují.</text:span> */</text:p>
      <text:p text:style-name="P9"/>
      <text:h text:style-name="P13" text:outline-level="4">Automatické číslování</text:h>
      <text:p text:style-name="P1">V buildovacím nástroji by číslování mělo být automatické: Naklonováním roomy z existující virtuální grupy by se jí mělo automaticky přiřadit příslušné symbolické jméno s dalším volným indexem.</text:p>
      <text:p text:style-name="P1"/>
      <text:h text:style-name="P13" text:outline-level="4">Přejmenovávání a změna pořadí</text:h>
      <text:p text:style-name="P1">Když chce builder změnit pořadí objektů v grupě, buildovací engine by mu to měl umět sám přepočítat (měly by tam tudíž být funkce jako insert, swap).</text:p>
      <text:p text:style-name="Text_20_body"/>
      <text:h text:style-name="Heading_20_3" text:outline-level="3">Více symbolických jmen pro stejný objekt</text:h>
      <text:p text:style-name="P1">Nic nebrání tomu, aby jeden objekt (třeba rooma) měl víc symbolických jmen.</text:p>
      <text:p text:style-name="Text_20_body"/>
      <text:h text:style-name="Heading_20_2" text:outline-level="2">Semirandom world</text:h>
      <text:p text:style-name="Text_20_body">Co to znamená?</text:p>
      <text:p text:style-name="Text_20_body">Svět by se měl skládat z ručně navrženého základu a semináhodně generovaných subsektorů.</text:p>
      <text:p text:style-name="Text_20_body"/>
      <text:h text:style-name="Heading_20_3" text:outline-level="3">On-demand content: Mise</text:h>
      <text:p text:style-name="Text_20_body">Části random světa mohou vznikat až v okamžiku, kdy si o ně grupa hráčů „požádá“. A to podle parametrů, které si nastaví (nebo možná automaticky podle složení grupy). Grupa thiefů si například může nechat vygenerovat zapastěný dungeon. Grupa bez thiefa naopak vymlacovací.</text:p>
      <text:p text:style-name="P4">(Lepší asi bude jiný přístup: Statické (byť klidně náhodně vygenerované) vymlacovací a statické zapasťované dungeony, v každém typu jiný druh rewardu (viz GameplayProgression)). Hráči mohou mít všechny skilly ve hře a mohou si na „thiefy“ klidně všichni switchnout. Dokonce je vhodné to podporovat (motivovat k tomu těmi zapastěný-dungeon-specific rewardy), protože tenhle styl gameplaye je něco jiného než klasické vymlacování, což zvyšuje variabilitu ve hře. Současně to bude motivovat k tomu si ty thiefovské skilly sehnat (a konec konců ty se mohou získávat právě za prolézání zapastěných dungeonů).</text:p>
      <text:p text:style-name="Text_20_body"/>
      <text:p text:style-name="Text_20_body">Pozn: Classy ve skutečnosti (skoro) nebudou. Bude na hráčích, jaké role si zrovna aktivují. Stále si ale mohou všichni zapnout thief-like role a užít si společně dungeon založený na stealthu, pastech a podobně.</text:p>
      <text:p text:style-name="Text_20_body"><text:soft-page-break/></text:p>
      <text:p text:style-name="Text_20_body">Pozn: Vygenerované zóny mohou být dočasné nebo permanentní. Permanentní prostě zůstanou součástí světa. Rozdíly by měly být v tom, že u permanentní zóny je třeba řešit respawn, měla by generovat jiný druh rewardů (třeba možnost získat nový skill by měla být v permanentní zóně, aby ta challenge byla pro všechny hráče stejná).</text:p>
      <text:p text:style-name="Text_20_body"/>
      <text:p text:style-name="Text_20_body">Pozn: Respawn je možné řešit tak, že se od dungeonu zapamatuje jen použitý random seed a pro každou novou grupu se vygeneruje celý dungeon znovu (třeba s trochu jinými potvorami, když se na ně použije jiný seed).</text:p>
      <text:p text:style-name="Text_20_body"/>
      <text:h text:style-name="Heading_20_3" text:outline-level="3">Náhodné generování z bloků</text:h>
      <text:p text:style-name="Text_20_body">Blok může být třeba 7 roomů s bossem a pár miniony – tedy 1 bossfight. Nebo zapastěná chodba. Nebo jedna konkrétní past. Z pohledu nadřazené struktury je blok nějaký blackbox, který má nějaký druh (třeba dungeon_subblock<text:span text:style-name="T1">) a definovaná napojení (pokud je blokem nějaká část zóny, tak má definované exity a vstupy, když je to past, tak má jen jedno „napojení“, a to je místo, kde bude nastražena, atd.).</text:span></text:p>
      <text:p text:style-name="Text_20_body"/>
      <text:h text:style-name="Heading_20_4" text:outline-level="4">Affinita bloku</text:h>
      <text:p text:style-name="Text_20_body">Affinita je číslo od 0 do 100 vztažené k typu bloku. Mučírna například může mít affinitu 100 k <text:span text:style-name="T2">castle_subblock, affinitu 60 k dungeon_subblock.</text:span></text:p>
      <text:p text:style-name="P3"/>
      <text:p text:style-name="Text_20_body"><text:span text:style-name="T2">Affinita ur</text:span><text:span text:style-name="T1">čuje pravděpodobnost, s jakou se daný blok bude vyskytovat v prostředí daného typu.</text:span></text:p>
      <text:p text:style-name="P1"/>
      <text:p text:style-name="P1">Pozn.: možná prostředí (a tedy možné typy subblocků) by měla být někde nadefinovaná. A pravděpodobně se bude hodit, aby u nich fungovala dědičnost – tzn. Obecný typ „underground“, podtypy „caves“, „dungeon“, atp. Tohle je třeba domyslet.</text:p>
      <text:p text:style-name="Text_20_body"/>
      <text:h text:style-name="Heading_20_4" text:outline-level="4">Unikátnost bloku</text:h>
      <text:p text:style-name="Text_20_body">Je číslo, udávající maximální počet výskytů v nějakém nadřazeném bloku. Královské komnaty typicky bývají v každém hradu jen jednou, takže budou mít unikátnost 1 vztaženou k prostředí „castle“.</text:p>
      <text:p text:style-name="Text_20_body"/>
      <text:p text:style-name="Text_20_body">Asi by se hodilo i nějaké minimum, žádný hrad se například neobejde bez alespoň jednoho nádvoří. Unikátnost by tudíž mohla být rozsah, třeba 1 – 3, nebo 2 – U, nebo U – U (U jako unlimited).</text:p>
      <text:p text:style-name="Text_20_body"/>
      <text:h text:style-name="Heading_20_4" text:outline-level="4">Velikost bloku</text:h>
      <text:p text:style-name="Text_20_body">Může být buď počet roomů, nebo nějaké symbolické číslo. Využítí: Když si hráč bude chtít projít malý dungeon, tak bude limit třeba 30 room na celou zónu, takže dáme třeba limit 10 room na základní kostru zóny (spojovací chodby) a současně maximálně 3 napojení (+ 1 vstup do zóny) a napojené subsektory budou mít limit třeba 5 roomů.</text:p>
      <text:p text:style-name="Text_20_body"/>
      <text:h text:style-name="Heading_20_4" text:outline-level="4">Jak se to celé bude používat?</text:h>
      <text:p text:style-name="Text_20_body">Buildeři vytvoří dejme tomu 4 varianty základních chodeb v dungeonu. Z nich se jedna náhodně vybere, s případným zohledněním Affinity (sektory s nízkou affinitou vzhledem k danému prostředí se tedy v zóně daného druhu budou vyskytovat zřídka). <text:s/>Na každý z exitů bloku (napojení) se pak náhodně vylosují další z předbuilděných subsektorů.</text:p>
      <text:p text:style-name="Text_20_body"><text:soft-page-break/></text:p>
      <text:p text:style-name="Text_20_body">Když buildeři přidají nový typ bloku, který sedí na dané požadavky, třeba novou základní chodbu v dungeonu, tak s ní generátor bude automaticky počítat a může se vyskytovat ve všech nově vygenerovaných dungeonech.</text:p>
      <text:p text:style-name="Text_20_body"/>
      <text:h text:style-name="Heading_20_4" text:outline-level="4">Unikátní bloky</text:h>
      <text:p text:style-name="Text_20_body">Když chci například udělat quest na zabití specifického bosse, tak nabuildím roomu s bossem a zavolám generátor s tím, že má vyrobit zbytek a tenhle blok tam musí být. Čáry máry fuk, mám pro hráče zábavu na hodinu hraní a zabralo mi to 5 minut (protože bosse jsem vyrobil na 5 kliknutí díky dědičnosti a scalování, viz dále).</text:p>
      <text:p text:style-name="Text_20_body"/>
      <text:h text:style-name="Heading_20_3" text:outline-level="3">Osazení contentem</text:h>
      <text:p text:style-name="Text_20_body">Každý blok má nadefinováno, co v něm může být: Předměty, poklady, pasti, potvory, atd. Může to být buď nabuilděno fixně, nebo opět s použitím randomizovaných slotů: Například nemusí být přesně řečeno, jaká past to bude, jen že to je past do chodby (a náhodně se tam pak dogeneruje jedna z možných pastí do chodby).</text:p>
      <text:p text:style-name="Text_20_body">Potvory opět nemusí být osazené konkrétně, ale může to být „nějaký goblinoid“). Pojmenovaný boss sice může být osazený konkrétně, ale jeho výbava a staty mohou být randomizované (opět jsou to bloky: orcký boss má slot na armor v orckém stylu, co přesně to bude se vybere náhodně).</text:p>
      <text:p text:style-name="Text_20_body"/>
      <text:h text:style-name="Heading_20_3" text:outline-level="3">Bloky, skripty a symbolická jména</text:h>
      <text:p text:style-name="Text_20_body">Už na začátku jsem psal, že koncept zón, jak je známe z Bruta, nejspíš nebude úplně přesně přenositelný. Zóny jako takové stále mohou existovat, tvoří základní kostru světa. Na hodně podobné úrovni pak stojí bloky. Skriptuje se vždycky v rámci bloku, podobně, jako se na Brutusu skriptuje v rámci zóny.</text:p>
      <text:p text:style-name="Text_20_body"/>
      <text:h text:style-name="Heading_20_3" text:outline-level="3">Bloky s nápadem – puzzly, atp.</text:h>
      <text:p text:style-name="Text_20_body">Příklad puzzlu je, že se na 4 místech v dungeonu nachází 4 klíče potřebné k odemknutí finálních dveří. To vyrobím tak, že udělám blok ze 4 nesouvislých room, každá z nich má několik exitů ven z bloku + roomu s fináními dveřmi. Pak zavolám generátor, který mi vygeneruje zbytek dungeonu.</text:p>
      <text:p text:style-name="Text_20_body"/>
      <text:p text:style-name="Text_20_body">Pozn: Ve zbytku dungeonu mohou být další podobné bloky s nápadem, takže v jiných částech dungeonu budu třeba aktivovat 3 oživlé sochy, abych z nich posbíral oči a aktivoval jimi magický artefakt, který mi pomůže zabít finálního bosse.</text:p>
      <text:p text:style-name="Text_20_body"/>
      <text:h text:style-name="Heading_20_3" text:outline-level="3">Staty NPCček</text:h>
      <text:p text:style-name="Text_20_body">Bloky nemají určeno, pro jaký level jsou určeny. Všechno se buildí pro level 1 postavy a na konkrétní level se to nascaluje automaticky.</text:p>
      <text:p text:style-name="Text_20_body"/>
      <text:h text:style-name="Heading_20_3" text:outline-level="3">Nulová hladina statů a level koeficient</text:h>
      <text:p text:style-name="Text_20_body">Nulová hladina statů jsou staty, jaké by měla potvora daného druhu na levlu 1. Level koeficient je násobí. Od level koeficientu se odvozují také skilly (jejich síla a případně i počet – skillsety (tedy něco jako class specy na Brutusu) jsou opět bloky, které lze generovat semináhodně, kvalita vybavení a podobně (tedy i výbava se buildí vždy jen pro level 1 a na konrétní level se scaluje automaticky).</text:p>
      <text:p text:style-name="Text_20_body"/>
      <text:h text:style-name="Heading_20_3" text:outline-level="3"><text:soft-page-break/>Dědičnost</text:h>
      <text:p text:style-name="Text_20_body">Všichni orci mají rasu ork, vysokou sílu a hodně hpček, není třeba to pokaždé nastavovat znovu. Stejně tak nosí podobný styl výbavy a oblečení, používají podobné skilly. Všichni orkové jsou zdědění z templatu humanoid (takže není například potřeba každému z nich nastavovat humanoid flagu).</text:p>
      <text:p text:style-name="Text_20_body"/>
      <text:p text:style-name="Text_20_body">Když dělám nového orka, tak ho zdědím z existujícího templatu orc a změním jen to, v čem se má lišit – například, že mají mít černou kůži a svítící oči, nebo třeba nadprůměrně vysokou sílu, ale nižší dexteritu (pokud by tedy ve hře byly takovéhle atributy, jako že možná ne).</text:p>
      <text:p text:style-name="Text_20_body"/>
      <text:h text:style-name="Heading_20_1" text:outline-level="1">Závěrečné poznámky:</text:h>
      <text:p text:style-name="Text_20_body">Bloky a základní kostru by asi šlo vyrábět z aktuálního světa Bruta – kopírováním a upravováním.</text:p>
      <text:p text:style-name="Text_20_body">Taky je možnost zkusit si tohle vyrobit jako addon k stávající hře, problém ale je, že některé věci (staty mobů, equipu a podobně) se na brutusu aktuálně dělají jinak, takže by to bylo dost práce naví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1-13T13:51:48.723000000</dc:date>
    <meta:print-date>2113-01-01T00:00:00</meta:print-date>
    <meta:editing-cycles>4260</meta:editing-cycles>
    <meta:editing-duration>P12DT13H12M51S</meta:editing-duration>
    <meta:generator>LibreOffice/4.2.4.2$Windows_x86 LibreOffice_project/63150712c6d317d27ce2db16eb94c2f3d7b699f8</meta:generator>
    <meta:document-statistic meta:table-count="0" meta:image-count="0" meta:object-count="0" meta:page-count="5" meta:paragraph-count="73" meta:word-count="1636" meta:character-count="10217" meta:non-whitespace-character-count="8642"/>
  </office:meta>
</office:document-meta>
</file>